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d69a7" officeooo:paragraph-rsid="001d69a7"/>
    </style:style>
    <style:style style:name="P2" style:family="paragraph" style:parent-style-name="Standard">
      <style:paragraph-properties fo:text-align="end" style:justify-single-word="false"/>
      <style:text-properties officeooo:rsid="001d69a7" officeooo:paragraph-rsid="001d69a7"/>
    </style:style>
    <style:style style:name="P3" style:family="paragraph" style:parent-style-name="Standard">
      <style:paragraph-properties fo:text-align="center" style:justify-single-word="false"/>
      <style:text-properties fo:font-weight="bold" officeooo:rsid="001d69a7" officeooo:paragraph-rsid="001d69a7" style:font-weight-asian="bold" style:font-weight-complex="bold"/>
    </style:style>
    <style:style style:name="P4" style:family="paragraph" style:parent-style-name="Standard">
      <style:paragraph-properties fo:text-align="start" style:justify-single-word="false"/>
      <style:text-properties fo:font-weight="normal" officeooo:rsid="001d69a7" officeooo:paragraph-rsid="001d69a7" style:font-weight-asian="normal" style:font-weight-complex="normal"/>
    </style:style>
    <style:style style:name="P5" style:family="paragraph" style:parent-style-name="Standard">
      <style:paragraph-properties fo:text-align="start" style:justify-single-word="false"/>
      <style:text-properties fo:font-weight="normal" officeooo:rsid="001f0dee" officeooo:paragraph-rsid="001f0dee" style:font-weight-asian="normal" style:font-weight-complex="normal"/>
    </style:style>
    <style:style style:name="P6" style:family="paragraph" style:parent-style-name="Standard">
      <style:paragraph-properties fo:text-align="start" style:justify-single-word="false"/>
      <style:text-properties fo:font-weight="normal" officeooo:rsid="001fc31b" officeooo:paragraph-rsid="001fc31b" style:font-weight-asian="normal" style:font-weight-complex="normal"/>
    </style:style>
    <style:style style:name="P7" style:family="paragraph" style:parent-style-name="Standard">
      <style:paragraph-properties fo:text-align="start" style:justify-single-word="false"/>
      <style:text-properties fo:font-weight="normal" officeooo:rsid="0021be3e" officeooo:paragraph-rsid="0021be3e" style:font-weight-asian="normal" style:font-weight-complex="normal"/>
    </style:style>
    <style:style style:name="P8" style:family="paragraph" style:parent-style-name="Standard">
      <style:paragraph-properties fo:text-align="start" style:justify-single-word="false"/>
      <style:text-properties fo:font-weight="normal" officeooo:rsid="0021c8a5" officeooo:paragraph-rsid="0021c8a5" style:font-weight-asian="normal" style:font-weight-complex="normal"/>
    </style:style>
    <style:style style:name="T1" style:family="text">
      <style:text-properties officeooo:rsid="0021be3e"/>
    </style:style>
    <style:style style:name="T2" style:family="text">
      <style:text-properties officeooo:rsid="0021c8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text:p>
      <text:p text:style-name="P2">TANG Yuke</text:p>
      <text:p text:style-name="P2"/>
      <text:p text:style-name="P2"/>
      <text:p text:style-name="P3">Système de contrôle d’accès à un bâtiment </text:p>
      <text:p text:style-name="P3"/>
      <text:p text:style-name="P4">But du système:</text:p>
      <text:p text:style-name="P4"><text:tab/>Réaliser un système qui contrôle des portes de fermeture automatique. Les droites de accéder dans ces portes sont définir par les groupes. Les gens qui ont la même groupe que la porte ont la droite de enter.</text:p>
      <text:p text:style-name="P4"/>
      <text:p text:style-name="P5">Composition matérielle:</text:p>
      <text:p text:style-name="P5"><text:tab/>- porte de fermeture automatique</text:p>
      <text:p text:style-name="P5"><text:tab/>- lecteur de badges</text:p>
      <text:p text:style-name="P5"><text:tab/>- écran de contrôle</text:p>
      <text:p text:style-name="P5">Composition logicielle:</text:p>
      <text:p text:style-name="P5"><text:tab/>- système de gestion de calendrier</text:p>
      <text:p text:style-name="P5"><text:s/><text:tab/>- système de gestion de groupe</text:p>
      <text:p text:style-name="P5"><text:tab/>- système de contrôle de écran</text:p>
      <text:p text:style-name="P6">Acteur humaine:</text:p>
      <text:p text:style-name="P6">- Le superviseur</text:p>
      <text:p text:style-name="P7"><text:tab/>Modifier les informations sur les groupes et ses membres. Modifier le calendrier.</text:p>
      <text:p text:style-name="P6">- Le gardien</text:p>
      <text:p text:style-name="P7"><text:tab/>En charge de la surveillance et des opérations de <text:span text:style-name="T2">sécurité. </text:span></text:p>
      <text:p text:style-name="P6">- Le membre du groupe</text:p>
      <text:p text:style-name="P8"><text:tab/>Utiliser un badge pour identifier son groupe et demander le droit d’entrer une porte.</text:p>
      <text:p text:style-name="P6"><text:s text:c="2"/><text:span text:style-name="T1">Acteur non humaine:</text:span></text:p>
      <text:p text:style-name="P6">- <text:span text:style-name="T1">Porteur de badge</text:span></text:p>
      <text:p text:style-name="P6"><text:tab/><text:span text:style-name="T2">Lecture de badge et donner le droit de accès.</text:span></text:p>
      <text:p text:style-name="P6">- <text:span text:style-name="T1">Contrôle de cohérence</text:span></text:p>
      <text:p text:style-name="P6"><text:tab/><text:span text:style-name="T2">Synchroniser les informations entre le système et les badges. </text:span></text:p>
      <text:p text:style-name="P6">- <text:span text:style-name="T1">Système de gestion de calendrier</text:span></text:p>
      <text:p text:style-name="P6"><text:tab/><text:span text:style-name="T2">Gestion de calendrier. Mémoriser le temps et le droit de entrer dans une porte pour chaque membre.</text:span></text:p>
      <text:p text:style-name="P6">- <text:span text:style-name="T1">Système de gestion de groupe</text:span></text:p>
      <text:p text:style-name="P6"><text:tab/></text:p>
      <text:p text:style-name="P6">- <text:span text:style-name="T1">Système de contrôle de écran</text:span><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09:06:46.349930848</meta:creation-date>
    <dc:date>2017-11-07T10:18:05.840028889</dc:date>
    <meta:editing-duration>PT10M18S</meta:editing-duration>
    <meta:editing-cycles>1</meta:editing-cycles>
    <meta:document-statistic meta:table-count="0" meta:image-count="0" meta:object-count="0" meta:page-count="1" meta:paragraph-count="30" meta:word-count="198" meta:character-count="1163" meta:non-whitespace-character-count="972"/>
    <meta:generator>LibreOffice/5.1.6.2$Linux_X86_64 LibreOffice_project/10m0$Build-2</meta:generator>
  </office:meta>
</office:document-meta>
</file>